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53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83in"/>
    </style:style>
    <style:style style:name="co5" style:family="table-column">
      <style:table-column-properties fo:break-before="auto" style:column-width="5.8535in"/>
    </style:style>
    <style:style style:name="co6" style:family="table-column">
      <style:table-column-properties fo:break-before="auto" style:column-width="3.2484in"/>
    </style:style>
    <style:style style:name="co7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9071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ple get reque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formula="of:=COM.GITHUB.BINNARYWOLF.LIBREOFFICEGETRESTPLUGIN.GET(&quot;http://api.openweathermap.org/data/2.5/weather?q=London,uk&quot;)" office:value-type="string" office:string-value="{&quot;coord&quot;:{&quot;lon&quot;:-0.13,&quot;lat&quot;:51.51},&quot;sys&quot;:{&quot;type&quot;:1,&quot;id&quot;:5091,&quot;message&quot;:0.1307,&quot;country&quot;:&quot;GB&quot;,&quot;sunrise&quot;:1413008314,&quot;sunset&quot;:1413047741},&quot;weather&quot;:[{&quot;id&quot;:741,&quot;main&quot;:&quot;Fog&quot;,&quot;description&quot;:&quot;fog&quot;,&quot;icon&quot;:&quot;50n&quot;}],&quot;base&quot;:&quot;cmc stations&quot;,&quot;main&quot;:{&quot;temp&quot;:282.33,&quot;pressure&quot;:1013,&quot;humidity&quot;:81,&quot;temp_min&quot;:280.15,&quot;temp_max&quot;:285.15},&quot;wind&quot;:{&quot;speed&quot;:2.6,&quot;deg&quot;:220},&quot;clouds&quot;:{&quot;all&quot;:0},&quot;dt&quot;:1413065002,&quot;id&quot;:2643743,&quot;name&quot;:&quot;London&quot;,&quot;cod&quot;:200}" calcext:value-type="string">
            <text:p>{"coord":{"lon":-0.13,"lat":51.51},"sys":{"type":1,"id":5091,"message":0.1307,"country":"GB","sunrise":1413008314,"sunset":1413047741},"weather":[{"id":741,"main":"Fog","description":"fog","icon":"50n"}],"base":"cmc stations","main":{"temp":282.33,"pressure":1013,"humidity":81,"temp_min":280.15,"temp_max":285.15},"wind":{"speed":2.6,"deg":220},"clouds":{"all":0},"dt":1413065002,"id":2643743,"name":"London","cod":200}</text:p>
          </table:table-cell>
        </table:table-row>
        <table:table-row table:style-name="ro1">
          <table:table-cell office:value-type="string" calcext:value-type="string">
            <text:p>http://api.openweathermap.org/data/2.5/weather?q=London,uk</text:p>
          </table:table-cell>
          <table:table-cell table:formula="of:=COM.GITHUB.BINNARYWOLF.LIBREOFFICEGETRESTPLUGIN.GET([.A2])" office:value-type="string" office:string-value="{&quot;coord&quot;:{&quot;lon&quot;:-0.13,&quot;lat&quot;:51.51},&quot;sys&quot;:{&quot;type&quot;:1,&quot;id&quot;:5091,&quot;message&quot;:0.1307,&quot;country&quot;:&quot;GB&quot;,&quot;sunrise&quot;:1413008314,&quot;sunset&quot;:1413047741},&quot;weather&quot;:[{&quot;id&quot;:741,&quot;main&quot;:&quot;Fog&quot;,&quot;description&quot;:&quot;fog&quot;,&quot;icon&quot;:&quot;50n&quot;}],&quot;base&quot;:&quot;cmc stations&quot;,&quot;main&quot;:{&quot;temp&quot;:282.33,&quot;pressure&quot;:1013,&quot;humidity&quot;:81,&quot;temp_min&quot;:280.15,&quot;temp_max&quot;:285.15},&quot;wind&quot;:{&quot;speed&quot;:2.6,&quot;deg&quot;:220},&quot;clouds&quot;:{&quot;all&quot;:0},&quot;dt&quot;:1413065002,&quot;id&quot;:2643743,&quot;name&quot;:&quot;London&quot;,&quot;cod&quot;:200}" calcext:value-type="string">
            <text:p>{"coord":{"lon":-0.13,"lat":51.51},"sys":{"type":1,"id":5091,"message":0.1307,"country":"GB","sunrise":1413008314,"sunset":1413047741},"weather":[{"id":741,"main":"Fog","description":"fog","icon":"50n"}],"base":"cmc stations","main":{"temp":282.33,"pressure":1013,"humidity":81,"temp_min":280.15,"temp_max":285.15},"wind":{"speed":2.6,"deg":220},"clouds":{"all":0},"dt":1413065002,"id":2643743,"name":"London","cod":200}</text:p>
          </table:table-cell>
        </table:table-row>
        <table:table-row table:style-name="ro1">
          <table:table-cell office:value-type="string" calcext:value-type="string">
            <text:p><text:a xlink:href="http://api.openweathermap.org/data/2.5/weather?q" xlink:type="simple">http://api.openweathermap.org/data/2.5/weather?q</text:a>=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table:formula="of:=COM.GITHUB.BINNARYWOLF.LIBREOFFICEGETRESTPLUGIN.GET([.$A$3]&amp;[.A4])" office:value-type="string" office:string-value="{&quot;coord&quot;:{&quot;lon&quot;:-0.13,&quot;lat&quot;:51.51},&quot;sys&quot;:{&quot;type&quot;:1,&quot;id&quot;:5091,&quot;message&quot;:0.019,&quot;country&quot;:&quot;GB&quot;,&quot;sunrise&quot;:1413008314,&quot;sunset&quot;:1413047741},&quot;weather&quot;:[{&quot;id&quot;:741,&quot;main&quot;:&quot;Fog&quot;,&quot;description&quot;:&quot;fog&quot;,&quot;icon&quot;:&quot;50n&quot;}],&quot;base&quot;:&quot;cmc stations&quot;,&quot;main&quot;:{&quot;temp&quot;:282.39,&quot;pressure&quot;:1013,&quot;humidity&quot;:81,&quot;temp_min&quot;:280.15,&quot;temp_max&quot;:285.15},&quot;wind&quot;:{&quot;speed&quot;:2.6,&quot;deg&quot;:230},&quot;clouds&quot;:{&quot;all&quot;:0},&quot;dt&quot;:1413067702,&quot;id&quot;:2643743,&quot;name&quot;:&quot;London&quot;,&quot;cod&quot;:200}" calcext:value-type="string">
            <text:p>{"coord":{"lon":-0.13,"lat":51.51},"sys":{"type":1,"id":5091,"message":0.019,"country":"GB","sunrise":1413008314,"sunset":1413047741},"weather":[{"id":741,"main":"Fog","description":"fog","icon":"50n"}],"base":"cmc stations","main":{"temp":282.39,"pressure":1013,"humidity":81,"temp_min":280.15,"temp_max":285.15},"wind":{"speed":2.6,"deg":230},"clouds":{"all":0},"dt":1413067702,"id":2643743,"name":"London","cod":200}</text:p>
          </table:table-cell>
        </table:table-row>
        <table:table-row table:style-name="ro1">
          <table:table-cell office:value-type="string" calcext:value-type="string">
            <text:p>Parish</text:p>
          </table:table-cell>
          <table:table-cell table:formula="of:=COM.GITHUB.BINNARYWOLF.LIBREOFFICEGETRESTPLUGIN.GET([.$A$3]&amp;[.A5])" office:value-type="string" office:string-value="{&quot;coord&quot;:{&quot;lon&quot;:-59.63,&quot;lat&quot;:-36.52},&quot;sys&quot;:{&quot;message&quot;:0.0341,&quot;country&quot;:&quot;Argentina&quot;,&quot;sunrise&quot;:1413019134,&quot;sunset&quot;:1413065479},&quot;weather&quot;:[{&quot;id&quot;:803,&quot;main&quot;:&quot;Clouds&quot;,&quot;description&quot;:&quot;broken clouds&quot;,&quot;icon&quot;:&quot;04n&quot;}],&quot;base&quot;:&quot;cmc stations&quot;,&quot;main&quot;:{&quot;temp&quot;:289.421,&quot;temp_min&quot;:289.421,&quot;temp_max&quot;:289.421,&quot;pressure&quot;:1021.73,&quot;sea_level&quot;:1032.3,&quot;grnd_level&quot;:1021.73,&quot;humidity&quot;:66},&quot;wind&quot;:{&quot;speed&quot;:2.31,&quot;deg&quot;:344.505},&quot;clouds&quot;:{&quot;all&quot;:56},&quot;dt&quot;:1413066522,&quot;id&quot;:3436199,&quot;name&quot;:&quot;Azul&quot;,&quot;cod&quot;:200}" calcext:value-type="string">
            <text:p>{"coord":{"lon":-59.63,"lat":-36.52},"sys":{"message":0.0341,"country":"Argentina","sunrise":1413019134,"sunset":1413065479},"weather":[{"id":803,"main":"Clouds","description":"broken clouds","icon":"04n"}],"base":"cmc stations","main":{"temp":289.421,"temp_min":289.421,"temp_max":289.421,"pressure":1021.73,"sea_level":1032.3,"grnd_level":1021.73,"humidity":66},"wind":{"speed":2.31,"deg":344.505},"clouds":{"all":56},"dt":1413066522,"id":3436199,"name":"Azul","cod":200}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table:formula="of:=COM.GITHUB.BINNARYWOLF.LIBREOFFICEGETRESTPLUGIN.GET([.$A$3]&amp;[.A6])" office:value-type="string" office:string-value="{&quot;coord&quot;:{&quot;lon&quot;:-74.01,&quot;lat&quot;:40.71},&quot;sys&quot;:{&quot;type&quot;:1,&quot;id&quot;:1975,&quot;message&quot;:0.0356,&quot;country&quot;:&quot;US&quot;,&quot;sunrise&quot;:1413025415,&quot;sunset&quot;:1413066096},&quot;weather&quot;:[{&quot;id&quot;:803,&quot;main&quot;:&quot;Clouds&quot;,&quot;description&quot;:&quot;broken clouds&quot;,&quot;icon&quot;:&quot;04n&quot;}],&quot;base&quot;:&quot;cmc stations&quot;,&quot;main&quot;:{&quot;temp&quot;:285.22,&quot;pressure&quot;:1019,&quot;humidity&quot;:81,&quot;temp_min&quot;:284.15,&quot;temp_max&quot;:286.15},&quot;wind&quot;:{&quot;speed&quot;:3.1,&quot;deg&quot;:360},&quot;clouds&quot;:{&quot;all&quot;:75},&quot;dt&quot;:1413066460,&quot;id&quot;:5128581,&quot;name&quot;:&quot;New York&quot;,&quot;cod&quot;:200}" calcext:value-type="string">
            <text:p>{"coord":{"lon":-74.01,"lat":40.71},"sys":{"type":1,"id":1975,"message":0.0356,"country":"US","sunrise":1413025415,"sunset":1413066096},"weather":[{"id":803,"main":"Clouds","description":"broken clouds","icon":"04n"}],"base":"cmc stations","main":{"temp":285.22,"pressure":1019,"humidity":81,"temp_min":284.15,"temp_max":286.15},"wind":{"speed":3.1,"deg":360},"clouds":{"all":75},"dt":1413066460,"id":5128581,"name":"New York","cod":200}</text:p>
          </table:table-cell>
        </table:table-row>
        <table:table-row table:style-name="ro1">
          <table:table-cell office:value-type="string" calcext:value-type="string">
            <text:p>Dublin</text:p>
          </table:table-cell>
          <table:table-cell table:formula="of:=COM.GITHUB.BINNARYWOLF.LIBREOFFICEGETRESTPLUGIN.GET([.$A$3]&amp;[.A7])" office:value-type="string" office:string-value="{&quot;coord&quot;:{&quot;lon&quot;:-121.94,&quot;lat&quot;:37.7},&quot;sys&quot;:{&quot;type&quot;:1,&quot;id&quot;:409,&quot;message&quot;:0.0176,&quot;country&quot;:&quot;US&quot;,&quot;sunrise&quot;:1413036781,&quot;sunset&quot;:1413077732},&quot;weather&quot;:[{&quot;id&quot;:800,&quot;main&quot;:&quot;Clear&quot;,&quot;description&quot;:&quot;sky is clear&quot;,&quot;icon&quot;:&quot;01d&quot;}],&quot;base&quot;:&quot;cmc stations&quot;,&quot;main&quot;:{&quot;temp&quot;:298.88,&quot;pressure&quot;:1015,&quot;humidity&quot;:34,&quot;temp_min&quot;:293.15,&quot;temp_max&quot;:303.25},&quot;wind&quot;:{&quot;speed&quot;:1.5,&quot;deg&quot;:190},&quot;clouds&quot;:{&quot;all&quot;:1},&quot;dt&quot;:1413065707,&quot;id&quot;:5344157,&quot;name&quot;:&quot;Dublin&quot;,&quot;cod&quot;:200}" calcext:value-type="string">
            <text:p>{"coord":{"lon":-121.94,"lat":37.7},"sys":{"type":1,"id":409,"message":0.0176,"country":"US","sunrise":1413036781,"sunset":1413077732},"weather":[{"id":800,"main":"Clear","description":"sky is clear","icon":"01d"}],"base":"cmc stations","main":{"temp":298.88,"pressure":1015,"humidity":34,"temp_min":293.15,"temp_max":303.25},"wind":{"speed":1.5,"deg":190},"clouds":{"all":1},"dt":1413065707,"id":5344157,"name":"Dublin","cod":200}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table:formula="of:=COM.GITHUB.BINNARYWOLF.LIBREOFFICEGETRESTPLUGIN.GET([.$A$3]&amp;[.A8])" office:value-type="string" office:string-value="{&quot;coord&quot;:{&quot;lon&quot;:-84.16,&quot;lat&quot;:40.28},&quot;sys&quot;:{&quot;type&quot;:1,&quot;id&quot;:2196,&quot;message&quot;:0.197,&quot;country&quot;:&quot;US&quot;,&quot;sunrise&quot;:1413027831,&quot;sunset&quot;:1413068551},&quot;weather&quot;:[{&quot;id&quot;:800,&quot;main&quot;:&quot;Clear&quot;,&quot;description&quot;:&quot;sky is clear&quot;,&quot;icon&quot;:&quot;01d&quot;}],&quot;base&quot;:&quot;cmc stations&quot;,&quot;main&quot;:{&quot;temp&quot;:286.2,&quot;pressure&quot;:1022,&quot;humidity&quot;:54,&quot;temp_min&quot;:284.15,&quot;temp_max&quot;:288.15},&quot;wind&quot;:{&quot;speed&quot;:2.6,&quot;deg&quot;:40},&quot;clouds&quot;:{&quot;all&quot;:1},&quot;dt&quot;:1413065700,&quot;id&quot;:5172078,&quot;name&quot;:&quot;Sidney&quot;,&quot;cod&quot;:200}" calcext:value-type="string">
            <text:p>{"coord":{"lon":-84.16,"lat":40.28},"sys":{"type":1,"id":2196,"message":0.197,"country":"US","sunrise":1413027831,"sunset":1413068551},"weather":[{"id":800,"main":"Clear","description":"sky is clear","icon":"01d"}],"base":"cmc stations","main":{"temp":286.2,"pressure":1022,"humidity":54,"temp_min":284.15,"temp_max":288.15},"wind":{"speed":2.6,"deg":40},"clouds":{"all":1},"dt":1413065700,"id":5172078,"name":"Sidney","cod":200}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table:formula="of:=COM.GITHUB.BINNARYWOLF.LIBREOFFICEGETRESTPLUGIN.GET([.$A$3]&amp;[.A9])" office:value-type="string" office:string-value="{&quot;coord&quot;:{&quot;lon&quot;:-75.7,&quot;lat&quot;:45.41},&quot;sys&quot;:{&quot;type&quot;:1,&quot;id&quot;:3694,&quot;message&quot;:0.0293,&quot;country&quot;:&quot;CA&quot;,&quot;sunrise&quot;:1413026074,&quot;sunset&quot;:1413066248},&quot;weather&quot;:[{&quot;id&quot;:803,&quot;main&quot;:&quot;Clouds&quot;,&quot;description&quot;:&quot;broken clouds&quot;,&quot;icon&quot;:&quot;04d&quot;}],&quot;base&quot;:&quot;cmc stations&quot;,&quot;main&quot;:{&quot;temp&quot;:282.15,&quot;pressure&quot;:1020,&quot;humidity&quot;:66,&quot;temp_min&quot;:281.15,&quot;temp_max&quot;:283.15},&quot;wind&quot;:{&quot;speed&quot;:2.1,&quot;deg&quot;:210},&quot;clouds&quot;:{&quot;all&quot;:75},&quot;dt&quot;:1413066157,&quot;id&quot;:6094817,&quot;name&quot;:&quot;Ottawa&quot;,&quot;cod&quot;:200}" calcext:value-type="string">
            <text:p>{"coord":{"lon":-75.7,"lat":45.41},"sys":{"type":1,"id":3694,"message":0.0293,"country":"CA","sunrise":1413026074,"sunset":1413066248},"weather":[{"id":803,"main":"Clouds","description":"broken clouds","icon":"04d"}],"base":"cmc stations","main":{"temp":282.15,"pressure":1020,"humidity":66,"temp_min":281.15,"temp_max":283.15},"wind":{"speed":2.1,"deg":210},"clouds":{"all":75},"dt":1413066157,"id":6094817,"name":"Ottawa","cod":200}</text:p>
          </table:table-cell>
        </table:table-row>
      </table:table>
      <table:table table:name="JSONParser exampl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{</text:p>
            <text:p>  "firstName": "John",</text:p>
            <text:p>  "lastName": "Smith",</text:p>
            <text:p>  "isAlive": true,</text:p>
            <text:p>  "age": 25,</text:p>
            <text:p>  "height_cm": 167.6,</text:p>
            <text:p>  "address": {</text:p>
            <text:p>    "streetAddress": "21 2nd Street",</text:p>
            <text:p>    "city": "New York",</text:p>
            <text:p>    "state": "NY",</text:p>
            <text:p>    "postalCode": "10021-3100"</text:p>
            <text:p>  },</text:p>
            <text:p>  "phoneNumbers": [</text:p>
            <text:p>    {</text:p>
            <text:p>      "type": "home",</text:p>
            <text:p>      "number": "212 555-1234"</text:p>
            <text:p>    },</text:p>
            <text:p>    {</text:p>
            <text:p>      "type": "office",</text:p>
            <text:p>      "number": "646 555-4567"</text:p>
            <text:p>    }</text:p>
            <text:p>  ],</text:p>
            <text:p>  "children": [],</text:p>
            <text:p>  "spouse": null</text:p>
            <text:p>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ting simple JSON field:</text:p>
          </table:table-cell>
          <table:table-cell table:formula="of:=COM.GITHUB.BINNARYWOLF.LIBREOFFICEGETRESTPLUGIN.PARSEJSON([.A1];&quot;firstName&quot;)" office:value-type="string" office:string-value="John" calcext:value-type="string">
            <text:p>John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lastName&quot;)" office:value-type="string" office:string-value="Smith" calcext:value-type="string">
            <text:p>Smith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ge&quot;)" office:value-type="string" office:string-value="25" calcext:value-type="string">
            <text:p>25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height_cm&quot;)" office:value-type="string" office:string-value="167.6" calcext:value-type="string">
            <text:p>167.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tting JSON substructure:</text:p>
          </table:table-cell>
          <table:table-cell table:formula="of:=COM.GITHUB.BINNARYWOLF.LIBREOFFICEGETRESTPLUGIN.PARSEJSON([.A1];&quot;phoneNumbers&quot;)" office:value-type="string" office:string-value="[{&quot;type&quot;:&quot;home&quot;,&quot;number&quot;:&quot;212 555-1234&quot;},{&quot;type&quot;:&quot;office&quot;,&quot;number&quot;:&quot;646 555-4567&quot;}]" calcext:value-type="string">
            <text:p>[{"type":"home","number":"212 555-1234"},{"type":"office","number":"646 555-4567"}]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ddress&quot;)" office:value-type="string" office:string-value="{&quot;streetAddress&quot;:&quot;21 2nd Street&quot;,&quot;city&quot;:&quot;New York&quot;,&quot;state&quot;:&quot;NY&quot;,&quot;postalCode&quot;:&quot;10021-3100&quot;}" calcext:value-type="string">
            <text:p>{"streetAddress":"21 2nd Street","city":"New York","state":"NY","postalCode":"10021-3100"}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tting JSON array element:</text:p>
          </table:table-cell>
          <table:table-cell table:formula="of:=COM.GITHUB.BINNARYWOLF.LIBREOFFICEGETRESTPLUGIN.PARSEJSON([.B7];&quot;get(0)&quot;)" office:value-type="string" office:string-value="{&quot;type&quot;:&quot;home&quot;,&quot;number&quot;:&quot;212 555-1234&quot;}" calcext:value-type="string">
            <text:p>{"type":"home","number":"212 555-1234"}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B7];&quot;get(1)&quot;)" office:value-type="string" office:string-value="{&quot;type&quot;:&quot;office&quot;,&quot;number&quot;:&quot;646 555-4567&quot;}" calcext:value-type="string">
            <text:p>{"type":"office","number":"646 555-4567"}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lex(Multicommand) JSON parse:</text:p>
          </table:table-cell>
          <table:table-cell table:formula="of:=COM.GITHUB.BINNARYWOLF.LIBREOFFICEGETRESTPLUGIN.PARSEJSON([.A1];&quot;address.city&quot;)" office:value-type="string" office:string-value="New York" calcext:value-type="string">
            <text:p>New York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address.streetAddress&quot;)" office:value-type="string" office:string-value="21 2nd Street" calcext:value-type="string">
            <text:p>21 2nd Street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0).type&quot;)" office:value-type="string" office:string-value="home" calcext:value-type="string">
            <text:p>home</text:p>
          </table:table-cell>
          <table:table-cell table:number-columns-repeated="4"/>
        </table:table-row>
        <table:table-row table:style-name="ro3">
          <table:table-cell/>
          <table:table-cell table:formula="of:=COM.GITHUB.BINNARYWOLF.LIBREOFFICEGETRESTPLUGIN.PARSEJSON([.A1];&quot;phoneNumbers.get(0).number&quot;)" office:value-type="string" office:string-value="212 555-1234" calcext:value-type="string">
            <text:p>212 555-1234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1).type&quot;)" office:value-type="string" office:string-value="office" calcext:value-type="string">
            <text:p>office</text:p>
          </table:table-cell>
          <table:table-cell table:number-columns-repeated="4"/>
        </table:table-row>
        <table:table-row table:style-name="ro1">
          <table:table-cell/>
          <table:table-cell table:formula="of:=COM.GITHUB.BINNARYWOLF.LIBREOFFICEGETRESTPLUGIN.PARSEJSON([.A1];&quot;phoneNumbers.get(1).number&quot;)" office:value-type="string" office:string-value="646 555-4567" calcext:value-type="string">
            <text:p>646 555-456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field use example</text:p>
          </table:table-cell>
          <table:table-cell table:formula="of:=COM.GITHUB.BINNARYWOLF.LIBREOFFICEGETRESTPLUGIN.PARSEJSON([.$A$1];&quot;phoneNumbers.get(&quot;&amp;[.$D20]&amp;&quot;).&quot;&amp;[.E$20])" office:value-type="string" office:string-value="home" calcext:value-type="string">
            <text:p>home</text:p>
          </table:table-cell>
          <table:table-cell table:formula="of:=COM.GITHUB.BINNARYWOLF.LIBREOFFICEGETRESTPLUGIN.PARSEJSON([.$A$1];&quot;phoneNumbers.get(&quot;&amp;[.$D20]&amp;&quot;).&quot;&amp;[.F$20])" office:value-type="string" office:string-value="212 555-1234" calcext:value-type="string">
            <text:p>212 555-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table:formula="of:=COM.GITHUB.BINNARYWOLF.LIBREOFFICEGETRESTPLUGIN.PARSEJSON([.$A$1];&quot;phoneNumbers.get(&quot;&amp;[.$D21]&amp;&quot;).&quot;&amp;[.E$20])" office:value-type="string" office:string-value="office" calcext:value-type="string">
            <text:p>office</text:p>
          </table:table-cell>
          <table:table-cell table:formula="of:=COM.GITHUB.BINNARYWOLF.LIBREOFFICEGETRESTPLUGIN.PARSEJSON([.$A$1];&quot;phoneNumbers.get(&quot;&amp;[.$D21]&amp;&quot;).&quot;&amp;[.F$20])" office:value-type="string" office:string-value="646 555-4567" calcext:value-type="string">
            <text:p>646 555-45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8in" svg:height="3.5429in" svg:x="0.2138in" svg:y="1.9843in">
            <draw:object draw:notify-on-update-of-ranges="Sheet3.A3:Sheet3.A3 Sheet3.A4:Sheet3.A10 Sheet3.B3:Sheet3.B3 Sheet3.B4:Sheet3.B10 Sheet3.C3:Sheet3.C3 Sheet3.C4:Sheet3.C10 Sheet3.D3:Sheet3.D3 Sheet3.D4:Sheet3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902in" svg:y="2.0083in">
            <draw:object draw:notify-on-update-of-ranges="Sheet3.A3:Sheet3.A3 Sheet3.B3:Sheet3.D3 Sheet3.A4:Sheet3.A4 Sheet3.B4:Sheet3.D4 Sheet3.A5:Sheet3.A5 Sheet3.B5:Sheet3.D5 Sheet3.A6:Sheet3.A6 Sheet3.B6:Sheet3.D6 Sheet3.A7:Sheet3.A7 Sheet3.B7:Sheet3.D7 Sheet3.A8:Sheet3.A8 Sheet3.B8:Sheet3.D8 Sheet3.A9:Sheet3.A9 Sheet3.B9:Sheet3.D9 Sheet3.A10:Sheet3.A10 Sheet3.B10:Sheet3.D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ctual temperature</text:p>
          </table:table-cell>
          <table:table-cell table:style-name="ce1" table:formula="of:=273.15" office:value-type="float" office:value="273.15" calcext:value-type="float">
            <text:p>27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:</text:p>
          </table:table-cell>
          <table:table-cell office:value-type="string" calcext:value-type="string">
            <text:p>Temper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api.openweathermap.org/data/2.5/weather?q" xlink:type="simple">http://api.openweathermap.org/data/2.5/weather?q</text:a>=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temp_min</text:p>
          </table:table-cell>
          <table:table-cell office:value-type="string" calcext:value-type="string">
            <text:p>temp_max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table:formula="of:=COM.GITHUB.BINNARYWOLF.LIBREOFFICEGETRESTPLUGIN.PARSEJSON([.$E4];&quot;main.&quot;&amp;[.B$3])-[.$B$1]" office:value-type="float" office:value="8.78000000000003" calcext:value-type="float">
            <text:p>8.78</text:p>
          </table:table-cell>
          <table:table-cell table:formula="of:=COM.GITHUB.BINNARYWOLF.LIBREOFFICEGETRESTPLUGIN.PARSEJSON([.$E4];&quot;main.&quot;&amp;[.C$3])-[.$B$1]" office:value-type="float" office:value="7" calcext:value-type="float">
            <text:p>7</text:p>
          </table:table-cell>
          <table:table-cell table:formula="of:=COM.GITHUB.BINNARYWOLF.LIBREOFFICEGETRESTPLUGIN.PARSEJSON([.$E4];&quot;main.&quot;&amp;[.D$3])-[.$B$1]" office:value-type="float" office:value="11" calcext:value-type="float">
            <text:p>11</text:p>
          </table:table-cell>
          <table:table-cell table:formula="of:=COM.GITHUB.BINNARYWOLF.LIBREOFFICEGETRESTPLUGIN.GET([.$A$3]&amp;[.A4])" office:value-type="string" office:string-value="{&quot;coord&quot;:{&quot;lon&quot;:-0.13,&quot;lat&quot;:51.51},&quot;sys&quot;:{&quot;type&quot;:1,&quot;id&quot;:5091,&quot;message&quot;:0.0615,&quot;country&quot;:&quot;GB&quot;,&quot;sunrise&quot;:1413008314,&quot;sunset&quot;:1413047741},&quot;weather&quot;:[{&quot;id&quot;:741,&quot;main&quot;:&quot;Fog&quot;,&quot;description&quot;:&quot;fog&quot;,&quot;icon&quot;:&quot;50n&quot;}],&quot;base&quot;:&quot;cmc stations&quot;,&quot;main&quot;:{&quot;temp&quot;:281.93,&quot;pressure&quot;:1013,&quot;humidity&quot;:87,&quot;temp_min&quot;:280.15,&quot;temp_max&quot;:284.15},&quot;wind&quot;:{&quot;speed&quot;:2.1,&quot;deg&quot;:220},&quot;clouds&quot;:{&quot;all&quot;:0},&quot;dt&quot;:1413068302,&quot;id&quot;:2643743,&quot;name&quot;:&quot;London&quot;,&quot;cod&quot;:200}" calcext:value-type="string">
            <text:p>{"coord":{"lon":-0.13,"lat":51.51},"sys":{"type":1,"id":5091,"message":0.0615,"country":"GB","sunrise":1413008314,"sunset":1413047741},"weather":[{"id":741,"main":"Fog","description":"fog","icon":"50n"}],"base":"cmc stations","main":{"temp":281.93,"pressure":1013,"humidity":87,"temp_min":280.15,"temp_max":284.15},"wind":{"speed":2.1,"deg":220},"clouds":{"all":0},"dt":1413068302,"id":2643743,"name":"London","cod":200}</text:p>
          </table:table-cell>
        </table:table-row>
        <table:table-row table:style-name="ro1">
          <table:table-cell office:value-type="string" calcext:value-type="string">
            <text:p>Parish</text:p>
          </table:table-cell>
          <table:table-cell table:formula="of:=COM.GITHUB.BINNARYWOLF.LIBREOFFICEGETRESTPLUGIN.PARSEJSON([.$E5];&quot;main.&quot;&amp;[.B$3])-[.$B$1]" office:value-type="float" office:value="16.271" calcext:value-type="float">
            <text:p>16.271</text:p>
          </table:table-cell>
          <table:table-cell table:formula="of:=COM.GITHUB.BINNARYWOLF.LIBREOFFICEGETRESTPLUGIN.PARSEJSON([.$E5];&quot;main.&quot;&amp;[.C$3])-[.$B$1]" office:value-type="float" office:value="16.271" calcext:value-type="float">
            <text:p>16.271</text:p>
          </table:table-cell>
          <table:table-cell table:formula="of:=COM.GITHUB.BINNARYWOLF.LIBREOFFICEGETRESTPLUGIN.PARSEJSON([.$E5];&quot;main.&quot;&amp;[.D$3])-[.$B$1]" office:value-type="float" office:value="16.271" calcext:value-type="float">
            <text:p>16.271</text:p>
          </table:table-cell>
          <table:table-cell table:formula="of:=COM.GITHUB.BINNARYWOLF.LIBREOFFICEGETRESTPLUGIN.GET([.$A$3]&amp;[.A5])" office:value-type="string" office:string-value="{&quot;coord&quot;:{&quot;lon&quot;:-59.63,&quot;lat&quot;:-36.52},&quot;sys&quot;:{&quot;message&quot;:0.0262,&quot;country&quot;:&quot;Argentina&quot;,&quot;sunrise&quot;:1413019134,&quot;sunset&quot;:1413065479},&quot;weather&quot;:[{&quot;id&quot;:803,&quot;main&quot;:&quot;Clouds&quot;,&quot;description&quot;:&quot;broken clouds&quot;,&quot;icon&quot;:&quot;04n&quot;}],&quot;base&quot;:&quot;cmc stations&quot;,&quot;main&quot;:{&quot;temp&quot;:289.421,&quot;temp_min&quot;:289.421,&quot;temp_max&quot;:289.421,&quot;pressure&quot;:1021.73,&quot;sea_level&quot;:1032.3,&quot;grnd_level&quot;:1021.73,&quot;humidity&quot;:66},&quot;wind&quot;:{&quot;speed&quot;:2.31,&quot;deg&quot;:344.505},&quot;clouds&quot;:{&quot;all&quot;:56},&quot;dt&quot;:1413066451,&quot;id&quot;:3436199,&quot;name&quot;:&quot;Azul&quot;,&quot;cod&quot;:200}" calcext:value-type="string">
            <text:p>{"coord":{"lon":-59.63,"lat":-36.52},"sys":{"message":0.0262,"country":"Argentina","sunrise":1413019134,"sunset":1413065479},"weather":[{"id":803,"main":"Clouds","description":"broken clouds","icon":"04n"}],"base":"cmc stations","main":{"temp":289.421,"temp_min":289.421,"temp_max":289.421,"pressure":1021.73,"sea_level":1032.3,"grnd_level":1021.73,"humidity":66},"wind":{"speed":2.31,"deg":344.505},"clouds":{"all":56},"dt":1413066451,"id":3436199,"name":"Azul","cod":200}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table:formula="of:=COM.GITHUB.BINNARYWOLF.LIBREOFFICEGETRESTPLUGIN.PARSEJSON([.$E6];&quot;main.&quot;&amp;[.B$3])-[.$B$1]" office:value-type="float" office:value="12.39" calcext:value-type="float">
            <text:p>12.39</text:p>
          </table:table-cell>
          <table:table-cell table:formula="of:=COM.GITHUB.BINNARYWOLF.LIBREOFFICEGETRESTPLUGIN.PARSEJSON([.$E6];&quot;main.&quot;&amp;[.C$3])-[.$B$1]" office:value-type="float" office:value="11" calcext:value-type="float">
            <text:p>11</text:p>
          </table:table-cell>
          <table:table-cell table:formula="of:=COM.GITHUB.BINNARYWOLF.LIBREOFFICEGETRESTPLUGIN.PARSEJSON([.$E6];&quot;main.&quot;&amp;[.D$3])-[.$B$1]" office:value-type="float" office:value="13" calcext:value-type="float">
            <text:p>13</text:p>
          </table:table-cell>
          <table:table-cell table:formula="of:=COM.GITHUB.BINNARYWOLF.LIBREOFFICEGETRESTPLUGIN.GET([.$A$3]&amp;[.A6])" office:value-type="string" office:string-value="{&quot;coord&quot;:{&quot;lon&quot;:-74.01,&quot;lat&quot;:40.71},&quot;sys&quot;:{&quot;type&quot;:1,&quot;id&quot;:2120,&quot;message&quot;:0.051,&quot;country&quot;:&quot;US&quot;,&quot;sunrise&quot;:1413025415,&quot;sunset&quot;:1413066096},&quot;weather&quot;:[{&quot;id&quot;:804,&quot;main&quot;:&quot;Clouds&quot;,&quot;description&quot;:&quot;overcast clouds&quot;,&quot;icon&quot;:&quot;04d&quot;}],&quot;base&quot;:&quot;cmc stations&quot;,&quot;main&quot;:{&quot;temp&quot;:285.54,&quot;pressure&quot;:1019,&quot;humidity&quot;:76,&quot;temp_min&quot;:284.15,&quot;temp_max&quot;:286.15},&quot;wind&quot;:{&quot;speed&quot;:2.6,&quot;deg&quot;:30},&quot;clouds&quot;:{&quot;all&quot;:90},&quot;dt&quot;:1413065860,&quot;id&quot;:5128581,&quot;name&quot;:&quot;New York&quot;,&quot;cod&quot;:200}" calcext:value-type="string">
            <text:p>{"coord":{"lon":-74.01,"lat":40.71},"sys":{"type":1,"id":2120,"message":0.051,"country":"US","sunrise":1413025415,"sunset":1413066096},"weather":[{"id":804,"main":"Clouds","description":"overcast clouds","icon":"04d"}],"base":"cmc stations","main":{"temp":285.54,"pressure":1019,"humidity":76,"temp_min":284.15,"temp_max":286.15},"wind":{"speed":2.6,"deg":30},"clouds":{"all":90},"dt":1413065860,"id":5128581,"name":"New York","cod":200}</text:p>
          </table:table-cell>
        </table:table-row>
        <table:table-row table:style-name="ro1">
          <table:table-cell office:value-type="string" calcext:value-type="string">
            <text:p>Dublin,uk</text:p>
          </table:table-cell>
          <table:table-cell table:formula="of:=COM.GITHUB.BINNARYWOLF.LIBREOFFICEGETRESTPLUGIN.PARSEJSON([.$E7];&quot;main.&quot;&amp;[.B$3])-[.$B$1]" office:value-type="float" office:value="8" calcext:value-type="float">
            <text:p>8</text:p>
          </table:table-cell>
          <table:table-cell table:formula="of:=COM.GITHUB.BINNARYWOLF.LIBREOFFICEGETRESTPLUGIN.PARSEJSON([.$E7];&quot;main.&quot;&amp;[.C$3])-[.$B$1]" office:value-type="float" office:value="8" calcext:value-type="float">
            <text:p>8</text:p>
          </table:table-cell>
          <table:table-cell table:formula="of:=COM.GITHUB.BINNARYWOLF.LIBREOFFICEGETRESTPLUGIN.PARSEJSON([.$E7];&quot;main.&quot;&amp;[.D$3])-[.$B$1]" office:value-type="float" office:value="8" calcext:value-type="float">
            <text:p>8</text:p>
          </table:table-cell>
          <table:table-cell table:formula="of:=COM.GITHUB.BINNARYWOLF.LIBREOFFICEGETRESTPLUGIN.GET([.$A$3]&amp;[.A7])" office:value-type="string" office:string-value="{&quot;coord&quot;:{&quot;lon&quot;:-6.22,&quot;lat&quot;:54.71},&quot;sys&quot;:{&quot;type&quot;:1,&quot;id&quot;:5052,&quot;message&quot;:0.0384,&quot;country&quot;:&quot;United Kingdom&quot;,&quot;sunrise&quot;:1413010028,&quot;sunset&quot;:1413048951},&quot;weather&quot;:[{&quot;id&quot;:701,&quot;main&quot;:&quot;Mist&quot;,&quot;description&quot;:&quot;mist&quot;,&quot;icon&quot;:&quot;50n&quot;}],&quot;base&quot;:&quot;cmc stations&quot;,&quot;main&quot;:{&quot;temp&quot;:281.15,&quot;pressure&quot;:1011,&quot;humidity&quot;:93,&quot;temp_min&quot;:281.15,&quot;temp_max&quot;:281.15},&quot;wind&quot;:{&quot;speed&quot;:1,&quot;deg&quot;:150},&quot;clouds&quot;:{&quot;all&quot;:92},&quot;dt&quot;:1413067800,&quot;id&quot;:2657255,&quot;name&quot;:&quot;Antrim&quot;,&quot;cod&quot;:200}" calcext:value-type="string">
            <text:p>{"coord":{"lon":-6.22,"lat":54.71},"sys":{"type":1,"id":5052,"message":0.0384,"country":"United Kingdom","sunrise":1413010028,"sunset":1413048951},"weather":[{"id":701,"main":"Mist","description":"mist","icon":"50n"}],"base":"cmc stations","main":{"temp":281.15,"pressure":1011,"humidity":93,"temp_min":281.15,"temp_max":281.15},"wind":{"speed":1,"deg":150},"clouds":{"all":92},"dt":1413067800,"id":2657255,"name":"Antrim","cod":200}</text:p>
          </table:table-cell>
        </table:table-row>
        <table:table-row table:style-name="ro1">
          <table:table-cell office:value-type="string" calcext:value-type="string">
            <text:p>Dublin,us</text:p>
          </table:table-cell>
          <table:table-cell table:formula="of:=COM.GITHUB.BINNARYWOLF.LIBREOFFICEGETRESTPLUGIN.PARSEJSON([.$E8];&quot;main.&quot;&amp;[.B$3])-[.$B$1]" office:value-type="float" office:value="26.33" calcext:value-type="float">
            <text:p>26.33</text:p>
          </table:table-cell>
          <table:table-cell table:formula="of:=COM.GITHUB.BINNARYWOLF.LIBREOFFICEGETRESTPLUGIN.PARSEJSON([.$E8];&quot;main.&quot;&amp;[.C$3])-[.$B$1]" office:value-type="float" office:value="22" calcext:value-type="float">
            <text:p>22</text:p>
          </table:table-cell>
          <table:table-cell table:formula="of:=COM.GITHUB.BINNARYWOLF.LIBREOFFICEGETRESTPLUGIN.PARSEJSON([.$E8];&quot;main.&quot;&amp;[.D$3])-[.$B$1]" office:value-type="float" office:value="30" calcext:value-type="float">
            <text:p>30</text:p>
          </table:table-cell>
          <table:table-cell table:formula="of:=COM.GITHUB.BINNARYWOLF.LIBREOFFICEGETRESTPLUGIN.GET([.$A$3]&amp;[.A8])" office:value-type="string" office:string-value="{&quot;coord&quot;:{&quot;lon&quot;:-121.94,&quot;lat&quot;:37.7},&quot;sys&quot;:{&quot;type&quot;:1,&quot;id&quot;:409,&quot;message&quot;:0.1053,&quot;country&quot;:&quot;US&quot;,&quot;sunrise&quot;:1413036781,&quot;sunset&quot;:1413077732},&quot;weather&quot;:[{&quot;id&quot;:800,&quot;main&quot;:&quot;Clear&quot;,&quot;description&quot;:&quot;sky is clear&quot;,&quot;icon&quot;:&quot;01d&quot;}],&quot;base&quot;:&quot;cmc stations&quot;,&quot;main&quot;:{&quot;temp&quot;:299.48,&quot;pressure&quot;:1015,&quot;humidity&quot;:30,&quot;temp_min&quot;:295.15,&quot;temp_max&quot;:303.15},&quot;wind&quot;:{&quot;speed&quot;:2.1,&quot;deg&quot;:0},&quot;clouds&quot;:{&quot;all&quot;:1},&quot;dt&quot;:1413068996,&quot;id&quot;:5344157,&quot;name&quot;:&quot;Dublin&quot;,&quot;cod&quot;:200}" calcext:value-type="string">
            <text:p>{"coord":{"lon":-121.94,"lat":37.7},"sys":{"type":1,"id":409,"message":0.1053,"country":"US","sunrise":1413036781,"sunset":1413077732},"weather":[{"id":800,"main":"Clear","description":"sky is clear","icon":"01d"}],"base":"cmc stations","main":{"temp":299.48,"pressure":1015,"humidity":30,"temp_min":295.15,"temp_max":303.15},"wind":{"speed":2.1,"deg":0},"clouds":{"all":1},"dt":1413068996,"id":5344157,"name":"Dublin","cod":200}</text:p>
          </table:table-cell>
        </table:table-row>
        <table:table-row table:style-name="ro1">
          <table:table-cell office:value-type="string" calcext:value-type="string">
            <text:p>Sidney</text:p>
          </table:table-cell>
          <table:table-cell table:formula="of:=COM.GITHUB.BINNARYWOLF.LIBREOFFICEGETRESTPLUGIN.PARSEJSON([.$E9];&quot;main.&quot;&amp;[.B$3])-[.$B$1]" office:value-type="float" office:value="13.05" calcext:value-type="float">
            <text:p>13.05</text:p>
          </table:table-cell>
          <table:table-cell table:formula="of:=COM.GITHUB.BINNARYWOLF.LIBREOFFICEGETRESTPLUGIN.PARSEJSON([.$E9];&quot;main.&quot;&amp;[.C$3])-[.$B$1]" office:value-type="float" office:value="11" calcext:value-type="float">
            <text:p>11</text:p>
          </table:table-cell>
          <table:table-cell table:formula="of:=COM.GITHUB.BINNARYWOLF.LIBREOFFICEGETRESTPLUGIN.PARSEJSON([.$E9];&quot;main.&quot;&amp;[.D$3])-[.$B$1]" office:value-type="float" office:value="15" calcext:value-type="float">
            <text:p>15</text:p>
          </table:table-cell>
          <table:table-cell table:formula="of:=COM.GITHUB.BINNARYWOLF.LIBREOFFICEGETRESTPLUGIN.GET([.$A$3]&amp;[.A9])" office:value-type="string" office:string-value="{&quot;coord&quot;:{&quot;lon&quot;:-84.16,&quot;lat&quot;:40.28},&quot;sys&quot;:{&quot;type&quot;:1,&quot;id&quot;:2196,&quot;message&quot;:0.197,&quot;country&quot;:&quot;US&quot;,&quot;sunrise&quot;:1413027831,&quot;sunset&quot;:1413068551},&quot;weather&quot;:[{&quot;id&quot;:800,&quot;main&quot;:&quot;Clear&quot;,&quot;description&quot;:&quot;sky is clear&quot;,&quot;icon&quot;:&quot;01d&quot;}],&quot;base&quot;:&quot;cmc stations&quot;,&quot;main&quot;:{&quot;temp&quot;:286.2,&quot;pressure&quot;:1022,&quot;humidity&quot;:54,&quot;temp_min&quot;:284.15,&quot;temp_max&quot;:288.15},&quot;wind&quot;:{&quot;speed&quot;:2.6,&quot;deg&quot;:40},&quot;clouds&quot;:{&quot;all&quot;:1},&quot;dt&quot;:1413065700,&quot;id&quot;:5172078,&quot;name&quot;:&quot;Sidney&quot;,&quot;cod&quot;:200}" calcext:value-type="string">
            <text:p>{"coord":{"lon":-84.16,"lat":40.28},"sys":{"type":1,"id":2196,"message":0.197,"country":"US","sunrise":1413027831,"sunset":1413068551},"weather":[{"id":800,"main":"Clear","description":"sky is clear","icon":"01d"}],"base":"cmc stations","main":{"temp":286.2,"pressure":1022,"humidity":54,"temp_min":284.15,"temp_max":288.15},"wind":{"speed":2.6,"deg":40},"clouds":{"all":1},"dt":1413065700,"id":5172078,"name":"Sidney","cod":200}</text:p>
          </table:table-cell>
        </table:table-row>
        <table:table-row table:style-name="ro1">
          <table:table-cell office:value-type="string" calcext:value-type="string">
            <text:p>Ottawa</text:p>
          </table:table-cell>
          <table:table-cell table:formula="of:=COM.GITHUB.BINNARYWOLF.LIBREOFFICEGETRESTPLUGIN.PARSEJSON([.$E10];&quot;main.&quot;&amp;[.B$3])-[.$B$1]" office:value-type="float" office:value="10.62" calcext:value-type="float">
            <text:p>10.62</text:p>
          </table:table-cell>
          <table:table-cell table:formula="of:=COM.GITHUB.BINNARYWOLF.LIBREOFFICEGETRESTPLUGIN.PARSEJSON([.$E10];&quot;main.&quot;&amp;[.C$3])-[.$B$1]" office:value-type="float" office:value="9.20000000000005" calcext:value-type="float">
            <text:p>9.2</text:p>
          </table:table-cell>
          <table:table-cell table:formula="of:=COM.GITHUB.BINNARYWOLF.LIBREOFFICEGETRESTPLUGIN.PARSEJSON([.$E10];&quot;main.&quot;&amp;[.D$3])-[.$B$1]" office:value-type="float" office:value="11" calcext:value-type="float">
            <text:p>11</text:p>
          </table:table-cell>
          <table:table-cell table:formula="of:=COM.GITHUB.BINNARYWOLF.LIBREOFFICEGETRESTPLUGIN.GET([.$A$3]&amp;[.A10])" office:value-type="string" office:string-value="{&quot;coord&quot;:{&quot;lon&quot;:-75.7,&quot;lat&quot;:45.41},&quot;sys&quot;:{&quot;type&quot;:1,&quot;id&quot;:3694,&quot;message&quot;:0.2115,&quot;country&quot;:&quot;CA&quot;,&quot;sunrise&quot;:1413026074,&quot;sunset&quot;:1413066248},&quot;weather&quot;:[{&quot;id&quot;:803,&quot;main&quot;:&quot;Clouds&quot;,&quot;description&quot;:&quot;broken clouds&quot;,&quot;icon&quot;:&quot;04d&quot;}],&quot;base&quot;:&quot;cmc stations&quot;,&quot;main&quot;:{&quot;temp&quot;:283.77,&quot;pressure&quot;:1019,&quot;humidity&quot;:57,&quot;temp_min&quot;:282.35,&quot;temp_max&quot;:284.15},&quot;wind&quot;:{&quot;speed&quot;:2.6,&quot;deg&quot;:260},&quot;clouds&quot;:{&quot;all&quot;:75},&quot;dt&quot;:1413065857,&quot;id&quot;:6094817,&quot;name&quot;:&quot;Ottawa&quot;,&quot;cod&quot;:200}" calcext:value-type="string">
            <text:p>{"coord":{"lon":-75.7,"lat":45.41},"sys":{"type":1,"id":3694,"message":0.2115,"country":"CA","sunrise":1413026074,"sunset":1413066248},"weather":[{"id":803,"main":"Clouds","description":"broken clouds","icon":"04d"}],"base":"cmc stations","main":{"temp":283.77,"pressure":1019,"humidity":57,"temp_min":282.35,"temp_max":284.15},"wind":{"speed":2.6,"deg":260},"clouds":{"all":75},"dt":1413065857,"id":6094817,"name":"Ottawa","cod":200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2:06:52.776779985</meta:creation-date>
    <meta:generator>LibreOffice/4.3.2.2$Linux_X86_64 LibreOffice_project/edfb5295ba211bd31ad47d0bad0118690f76407d</meta:generator>
    <dc:date>2014-10-12T03:27:00.365926346</dc:date>
    <meta:editing-duration>PT49M4S</meta:editing-duration>
    <meta:editing-cycles>5</meta:editing-cycles>
    <meta:document-statistic meta:table-count="3" meta:cell-count="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1cm" svg:y="0.316cm" chart:style-name="ch2">
          <text:p>Temperature</text:p>
        </chart:title>
        <chart:legend chart:legend-position="end" svg:x="13.631cm" svg:y="3.703cm" style:legend-expansion="high" chart:style-name="ch3"/>
        <chart:plot-area chart:style-name="ch4" table:cell-range-address="Sheet3.A3:Sheet3.D10" chart:data-source-has-labels="both" svg:x="1.331cm" svg:y="1.301cm" svg:width="11.98cm" svg:height="6.538cm">
          <chartooo:coordinate-region svg:x="1.952cm" svg:y="1.5cm" svg:width="11.359cm" svg:height="5.692cm"/>
          <chart:axis chart:dimension="x" chart:name="primary-x" chart:style-name="ch5" chartooo:axis-type="auto">
            <chartooo:date-scale/>
            <chart:title svg:x="6.986cm" svg:y="8.019cm" chart:style-name="ch6">
              <text:p>City</text:p>
            </chart:title>
            <chart:categories table:cell-range-address="Sheet3.A4:Sheet3.A10"/>
          </chart:axis>
          <chart:axis chart:dimension="y" chart:name="primary-y" chart:style-name="ch7">
            <chart:title svg:x="0.451cm" svg:y="4.812cm" chart:style-name="ch8">
              <text:p>°C</text:p>
            </chart:title>
            <chart:grid chart:style-name="ch9" chart:class="major"/>
          </chart:axis>
          <chart:series chart:style-name="ch10" chart:values-cell-range-address="Sheet3.B4:Sheet3.B10" chart:label-cell-address="Sheet3.B3:Sheet3.B3" chart:class="chart:bar">
            <chart:data-point chart:repeated="7"/>
          </chart:series>
          <chart:series chart:style-name="ch11" chart:values-cell-range-address="Sheet3.C4:Sheet3.C10" chart:label-cell-address="Sheet3.C3:Sheet3.C3" chart:class="chart:bar">
            <chart:data-point chart:repeated="7"/>
          </chart:series>
          <chart:series chart:style-name="ch12" chart:values-cell-range-address="Sheet3.D4:Sheet3.D10" chart:label-cell-address="Sheet3.D3:Sheet3.D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Sheet3.B3:Sheet3.B3</svg:desc>
                </draw:g>
              </table:table-cell>
              <table:table-cell office:value-type="string">
                <text:p>temp_min</text:p>
                <draw:g>
                  <svg:desc>Sheet3.C3:Sheet3.C3</svg:desc>
                </draw:g>
              </table:table-cell>
              <table:table-cell office:value-type="string">
                <text:p>temp_max</text:p>
                <draw:g>
                  <svg:desc>Sheet3.D3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ndon</text:p>
                <draw:g>
                  <svg:desc>Sheet3.A4:Sheet3.A10</svg:desc>
                </draw:g>
              </table:table-cell>
              <table:table-cell office:value-type="float" office:value="8.78000000000003">
                <text:p>8.78000000000003</text:p>
                <draw:g>
                  <svg:desc>Sheet3.B4:Sheet3.B10</svg:desc>
                </draw:g>
              </table:table-cell>
              <table:table-cell office:value-type="float" office:value="7">
                <text:p>7</text:p>
                <draw:g>
                  <svg:desc>Sheet3.C4:Sheet3.C10</svg:desc>
                </draw:g>
              </table:table-cell>
              <table:table-cell office:value-type="float" office:value="11">
                <text:p>11</text:p>
                <draw:g>
                  <svg:desc>Sheet3.D4:Sheet3.D10</svg:desc>
                </draw:g>
              </table:table-cell>
            </table:table-row>
            <table:table-row>
              <table:table-cell office:value-type="string">
                <text:p>Parish</text:p>
              </table:table-cell>
              <table:table-cell office:value-type="float" office:value="16.271">
                <text:p>16.271</text:p>
              </table:table-cell>
              <table:table-cell office:value-type="float" office:value="16.271">
                <text:p>16.271</text:p>
              </table:table-cell>
              <table:table-cell office:value-type="float" office:value="16.271">
                <text:p>16.271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12.39">
                <text:p>12.3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ublin,uk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blin,us</text:p>
              </table:table-cell>
              <table:table-cell office:value-type="float" office:value="26.33">
                <text:p>26.3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dney</text:p>
              </table:table-cell>
              <table:table-cell office:value-type="float" office:value="13.05">
                <text:p>13.0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ttawa</text:p>
              </table:table-cell>
              <table:table-cell office:value-type="float" office:value="10.62">
                <text:p>10.62</text:p>
              </table:table-cell>
              <table:table-cell office:value-type="float" office:value="9.20000000000005">
                <text:p>9.2000000000000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1cm" svg:y="0.318cm" chart:style-name="ch2">
          <text:p>Temperature</text:p>
        </chart:title>
        <chart:legend chart:legend-position="end" svg:x="13.816cm" svg:y="2.707cm" style:legend-expansion="high" chart:style-name="ch3"/>
        <chart:plot-area chart:style-name="ch4" table:cell-range-address="Sheet3.A3:Sheet3.D10" chart:data-source-has-labels="both" svg:x="1.331cm" svg:y="1.301cm" svg:width="12.165cm" svg:height="6.538cm">
          <chartooo:coordinate-region svg:x="1.952cm" svg:y="1.5cm" svg:width="11.544cm" svg:height="5.692cm"/>
          <chart:axis chart:dimension="x" chart:name="primary-x" chart:style-name="ch5" chartooo:axis-type="auto">
            <chartooo:date-scale/>
            <chart:title svg:x="7.078cm" svg:y="8.019cm" chart:style-name="ch6">
              <text:p>City</text:p>
            </chart:title>
            <chart:categories table:cell-range-address="Sheet3.B3:Sheet3.D3"/>
          </chart:axis>
          <chart:axis chart:dimension="y" chart:name="primary-y" chart:style-name="ch7">
            <chart:title svg:x="0.451cm" svg:y="4.812cm" chart:style-name="ch8">
              <text:p>°C</text:p>
            </chart:title>
            <chart:grid chart:style-name="ch9" chart:class="major"/>
          </chart:axis>
          <chart:series chart:style-name="ch10" chart:values-cell-range-address="Sheet3.B4:Sheet3.D4" chart:label-cell-address="Sheet3.A4:Sheet3.A4" chart:class="chart:bar">
            <chart:data-point chart:repeated="3"/>
          </chart:series>
          <chart:series chart:style-name="ch11" chart:values-cell-range-address="Sheet3.B5:Sheet3.D5" chart:label-cell-address="Sheet3.A5:Sheet3.A5" chart:class="chart:bar">
            <chart:data-point chart:repeated="3"/>
          </chart:series>
          <chart:series chart:style-name="ch12" chart:values-cell-range-address="Sheet3.B6:Sheet3.D6" chart:label-cell-address="Sheet3.A6:Sheet3.A6" chart:class="chart:bar">
            <chart:data-point chart:repeated="3"/>
          </chart:series>
          <chart:series chart:style-name="ch13" chart:values-cell-range-address="Sheet3.B7:Sheet3.D7" chart:label-cell-address="Sheet3.A7:Sheet3.A7" chart:class="chart:bar">
            <chart:data-point chart:repeated="3"/>
          </chart:series>
          <chart:series chart:style-name="ch14" chart:values-cell-range-address="Sheet3.B8:Sheet3.D8" chart:label-cell-address="Sheet3.A8:Sheet3.A8" chart:class="chart:bar">
            <chart:data-point chart:repeated="3"/>
          </chart:series>
          <chart:series chart:style-name="ch15" chart:values-cell-range-address="Sheet3.B9:Sheet3.D9" chart:label-cell-address="Sheet3.A9:Sheet3.A9" chart:class="chart:bar">
            <chart:data-point chart:repeated="3"/>
          </chart:series>
          <chart:series chart:style-name="ch16" chart:values-cell-range-address="Sheet3.B10:Sheet3.D10" chart:label-cell-address="Sheet3.A10:Sheet3.A10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  <draw:g>
                  <svg:desc>Sheet3.B3:Sheet3.D3</svg:desc>
                </draw:g>
              </table:table-cell>
              <table:table-cell office:value-type="string">
                <text:p>temp_min</text:p>
              </table:table-cell>
              <table:table-cell office:value-type="string">
                <text:p>temp_max</text:p>
              </table:table-cell>
            </table:table-row>
          </table:table-header-rows>
          <table:table-rows>
            <table:table-row>
              <table:table-cell office:value-type="string">
                <text:p>London</text:p>
                <draw:g>
                  <svg:desc>Sheet3.A4:Sheet3.A4</svg:desc>
                </draw:g>
              </table:table-cell>
              <table:table-cell office:value-type="float" office:value="8.78000000000003">
                <text:p>8.78000000000003</text:p>
                <draw:g>
                  <svg:desc>Sheet3.B4:Sheet3.D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arish</text:p>
                <draw:g>
                  <svg:desc>Sheet3.A5:Sheet3.A5</svg:desc>
                </draw:g>
              </table:table-cell>
              <table:table-cell office:value-type="float" office:value="16.271">
                <text:p>16.271</text:p>
                <draw:g>
                  <svg:desc>Sheet3.B5:Sheet3.D5</svg:desc>
                </draw:g>
              </table:table-cell>
              <table:table-cell office:value-type="float" office:value="16.271">
                <text:p>16.271</text:p>
              </table:table-cell>
              <table:table-cell office:value-type="float" office:value="16.271">
                <text:p>16.271</text:p>
              </table:table-cell>
            </table:table-row>
            <table:table-row>
              <table:table-cell office:value-type="string">
                <text:p>New York</text:p>
                <draw:g>
                  <svg:desc>Sheet3.A6:Sheet3.A6</svg:desc>
                </draw:g>
              </table:table-cell>
              <table:table-cell office:value-type="float" office:value="12.39">
                <text:p>12.39</text:p>
                <draw:g>
                  <svg:desc>Sheet3.B6:Sheet3.D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Dublin,uk</text:p>
                <draw:g>
                  <svg:desc>Sheet3.A7:Sheet3.A7</svg:desc>
                </draw:g>
              </table:table-cell>
              <table:table-cell office:value-type="float" office:value="8">
                <text:p>8</text:p>
                <draw:g>
                  <svg:desc>Sheet3.B7:Sheet3.D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blin,us</text:p>
                <draw:g>
                  <svg:desc>Sheet3.A8:Sheet3.A8</svg:desc>
                </draw:g>
              </table:table-cell>
              <table:table-cell office:value-type="float" office:value="26.33">
                <text:p>26.33</text:p>
                <draw:g>
                  <svg:desc>Sheet3.B8:Sheet3.D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dney</text:p>
                <draw:g>
                  <svg:desc>Sheet3.A9:Sheet3.A9</svg:desc>
                </draw:g>
              </table:table-cell>
              <table:table-cell office:value-type="float" office:value="13.05">
                <text:p>13.05</text:p>
                <draw:g>
                  <svg:desc>Sheet3.B9:Sheet3.D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Ottawa</text:p>
                <draw:g>
                  <svg:desc>Sheet3.A10:Sheet3.A10</svg:desc>
                </draw:g>
              </table:table-cell>
              <table:table-cell office:value-type="float" office:value="10.62">
                <text:p>10.62</text:p>
                <draw:g>
                  <svg:desc>Sheet3.B10:Sheet3.D10</svg:desc>
                </draw:g>
              </table:table-cell>
              <table:table-cell office:value-type="float" office:value="9.20000000000005">
                <text:p>9.2000000000000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_64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